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26000000FA48EFF3AC67F122C2.png" manifest:media-type="image/png"/>
  <manifest:file-entry manifest:full-path="Pictures/10000201000000370000004049FF37A37318B510.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8" style:family="table-row">
      <style:table-row-properties style:min-row-height="0.751cm" fo:background-color="transparent" fo:keep-together="auto">
        <style:background-image/>
      </style:table-row-properties>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11"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5cfde2"/>
    </style:style>
    <style:style style:name="P5"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6"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7"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8"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9"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0" style:family="paragraph" style:parent-style-name="Table_20_Contents">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1" fo:font-size="12pt" fo:font-weight="normal" officeooo:rsid="02644652" officeooo:paragraph-rsid="02644652"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1" fo:font-size="12pt" fo:font-weight="normal" officeooo:rsid="026702e6" officeooo:paragraph-rsid="026702e6"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1" fo:font-size="12pt" fo:font-weight="normal" officeooo:rsid="02696d2e" officeooo:paragraph-rsid="02696d2e"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1" fo:font-size="12pt" fo:font-weight="normal" officeooo:rsid="02696d2e" officeooo:paragraph-rsid="026c40be"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1" fo:font-size="12pt" fo:font-weight="normal" officeooo:rsid="02696d2e" officeooo:paragraph-rsid="026f3dfa"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696d2e" officeooo:paragraph-rsid="02696d2e"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6d4459" officeooo:paragraph-rsid="026d4459"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728e80" officeooo:paragraph-rsid="02728e80"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1" fo:font-size="12pt" officeooo:rsid="02644652" officeooo:paragraph-rsid="02644652" style:font-size-asian="12pt" style:font-size-complex="12pt"/>
    </style:style>
    <style:style style:name="P27" style:family="paragraph" style:parent-style-name="Table_20_Contents">
      <style:paragraph-properties fo:text-align="center" style:justify-single-word="false"/>
      <style:text-properties style:font-name="FreeSans1" fo:font-size="12pt" officeooo:rsid="02644652" officeooo:paragraph-rsid="026f3dfa" style:font-size-asian="12pt" style:font-size-complex="12pt"/>
    </style:style>
    <style:style style:name="P28" style:family="paragraph" style:parent-style-name="Table_20_Contents">
      <style:paragraph-properties fo:text-align="center" style:justify-single-word="false"/>
      <style:text-properties style:font-name="FreeSans1" fo:font-size="12pt" officeooo:rsid="0265e2c4" officeooo:paragraph-rsid="0265e2c4" style:font-size-asian="12pt" style:font-size-complex="12pt"/>
    </style:style>
    <style:style style:name="P29" style:family="paragraph" style:parent-style-name="Table_20_Contents">
      <style:paragraph-properties fo:text-align="center" style:justify-single-word="false"/>
      <style:text-properties style:font-name="FreeSans1" fo:font-size="12pt" officeooo:rsid="0265e2c4" officeooo:paragraph-rsid="026f007a" style:font-size-asian="12pt" style:font-size-complex="12pt"/>
    </style:style>
    <style:style style:name="P30" style:family="paragraph" style:parent-style-name="Table_20_Contents">
      <style:paragraph-properties fo:text-align="center" style:justify-single-word="false"/>
      <style:text-properties style:font-name="FreeSans1" fo:font-size="12pt" officeooo:rsid="0265e2c4" officeooo:paragraph-rsid="0271cf0e" style:font-size-asian="12pt" style:font-size-complex="12pt"/>
    </style:style>
    <style:style style:name="P31" style:family="paragraph" style:parent-style-name="Table_20_Contents">
      <style:paragraph-properties fo:text-align="center" style:justify-single-word="false"/>
      <style:text-properties style:font-name="FreeSans1" fo:font-size="12pt" officeooo:rsid="026868c8" officeooo:paragraph-rsid="026868c8" style:font-size-asian="12pt" style:font-size-complex="12pt"/>
    </style:style>
    <style:style style:name="P32" style:family="paragraph" style:parent-style-name="Table_20_Contents">
      <style:paragraph-properties fo:text-align="center" style:justify-single-word="false"/>
      <style:text-properties style:font-name="FreeSans1" fo:font-size="12pt" officeooo:rsid="026b3639" officeooo:paragraph-rsid="026b3639" style:font-size-asian="12pt" style:font-size-complex="12pt"/>
    </style:style>
    <style:style style:name="P33"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34"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35"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1" fo:font-size="12pt" fo:font-weight="normal" officeooo:rsid="025cfde2" officeooo:paragraph-rsid="025cfde2"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1" fo:font-size="12pt" fo:font-weight="normal" officeooo:rsid="025cfde2" officeooo:paragraph-rsid="026c40be"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1" fo:font-size="12pt" fo:font-weight="normal" officeooo:rsid="025cfde2" officeooo:paragraph-rsid="026f3dfa"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1" fo:font-size="12pt" fo:font-weight="normal" officeooo:rsid="025efb5d" officeooo:paragraph-rsid="025efb5d"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1" fo:font-size="12pt" fo:font-weight="normal" officeooo:rsid="02605ccf" officeooo:paragraph-rsid="02605ccf" style:font-size-asian="12pt" style:font-weight-asian="normal" style:font-size-complex="12pt" style:font-weight-complex="normal"/>
    </style:style>
    <style:style style:name="P41" style:family="paragraph" style:parent-style-name="Footer">
      <style:text-properties fo:font-size="2pt" style:font-size-asian="1.75pt" style:font-size-complex="2pt"/>
    </style:style>
    <style:style style:name="P42"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43" style:family="paragraph" style:parent-style-name="Standard">
      <style:paragraph-properties fo:line-height="115%"/>
      <style:text-properties style:font-name="FreeSans1" fo:font-size="15pt" fo:letter-spacing="0.035cm" officeooo:rsid="006b54f5" officeooo:paragraph-rsid="006b54f5" style:font-size-asian="13.1000003814697pt" style:font-size-complex="15pt"/>
    </style:style>
    <style:style style:name="P44" style:family="paragraph" style:parent-style-name="Standard">
      <style:paragraph-properties fo:line-height="115%"/>
      <style:text-properties style:font-name="FreeSans1" fo:font-size="15pt" fo:letter-spacing="0.035cm" officeooo:rsid="0233d695" officeooo:paragraph-rsid="0233d695" style:font-size-asian="13.1000003814697pt" style:font-size-complex="15pt"/>
    </style:style>
    <style:style style:name="P45" style:family="paragraph" style:parent-style-name="Standard">
      <style:paragraph-properties fo:line-height="115%"/>
      <style:text-properties style:font-name="FreeSans1" fo:font-size="15pt" fo:letter-spacing="0.035cm" officeooo:rsid="0242064d" officeooo:paragraph-rsid="0242064d" style:font-size-asian="13.1000003814697pt" style:font-size-complex="15pt"/>
    </style:style>
    <style:style style:name="P46"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47" style:family="paragraph" style:parent-style-name="Standard">
      <style:paragraph-properties fo:line-height="115%"/>
      <style:text-properties style:font-name="FreeSans1" fo:font-size="14pt" fo:letter-spacing="0.035cm" officeooo:rsid="006d64d7" officeooo:paragraph-rsid="006d64d7" style:font-size-asian="14pt" style:font-size-complex="14pt"/>
    </style:style>
    <style:style style:name="P48" style:family="paragraph" style:parent-style-name="Standard">
      <style:paragraph-properties fo:line-height="150%"/>
      <style:text-properties style:font-name="FreeSans1" fo:font-size="14pt" fo:letter-spacing="0.035cm" officeooo:rsid="007a0b5a" officeooo:paragraph-rsid="007a0b5a" style:font-size-asian="14pt" style:font-size-complex="14pt"/>
    </style:style>
    <style:style style:name="P49" style:family="paragraph" style:parent-style-name="Standard">
      <style:paragraph-properties fo:line-height="150%"/>
      <style:text-properties fo:color="#405e01" style:font-name="FreeSans1" fo:font-size="15pt" fo:letter-spacing="0.035cm" fo:font-weight="bold" officeooo:rsid="00319294" officeooo:paragraph-rsid="00300de9"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1" fo:font-size="15pt" fo:letter-spacing="0.035cm" fo:font-weight="bold" officeooo:rsid="0033221a" officeooo:paragraph-rsid="006f82d7"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1" fo:font-size="15pt" fo:letter-spacing="0.035cm" fo:font-weight="bold" officeooo:rsid="00395a64" officeooo:paragraph-rsid="00395a64"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1" fo:font-size="15pt" fo:letter-spacing="0.035cm" fo:font-weight="bold" officeooo:rsid="00395a64" officeooo:paragraph-rsid="022a252b"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1" fo:font-size="15pt" fo:letter-spacing="0.035cm" fo:font-weight="bold" officeooo:rsid="00395a64" officeooo:paragraph-rsid="0134420a"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1" fo:font-size="15pt" fo:letter-spacing="0.035cm" fo:font-weight="bold" officeooo:rsid="00385776" officeooo:paragraph-rsid="0068b0c7"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1" fo:font-size="15pt" fo:letter-spacing="0.035cm" fo:font-weight="bold" officeooo:rsid="00300de9" officeooo:paragraph-rsid="0246d908" style:font-size-asian="13.1000003814697pt" style:font-weight-asian="bold" style:font-size-complex="15pt" style:font-weight-complex="bold"/>
    </style:style>
    <style:style style:name="P58" style:family="paragraph" style:parent-style-name="Standard">
      <style:paragraph-properties fo:line-height="115%"/>
      <style:text-properties style:use-window-font-color="true" style:font-name="FreeSans1" fo:font-size="14pt" fo:letter-spacing="0.035cm" fo:font-weight="normal" officeooo:rsid="017227d8" officeooo:paragraph-rsid="017227d8"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1" fo:font-size="14pt" fo:letter-spacing="0.035cm" fo:font-weight="normal" officeooo:rsid="013272d8" officeooo:paragraph-rsid="013272d8" style:font-size-asian="14pt" style:font-weight-asian="normal" style:font-size-complex="14pt" style:font-weight-complex="normal"/>
    </style:style>
    <style:style style:name="P60" style:family="paragraph" style:parent-style-name="Standard">
      <style:paragraph-properties fo:line-height="150%"/>
      <style:text-properties style:use-window-font-color="true" style:font-name="FreeSans1" fo:font-size="14pt" fo:letter-spacing="0.035cm" fo:font-weight="normal" officeooo:rsid="0246d908" officeooo:paragraph-rsid="0246d908" style:font-size-asian="14pt" style:font-weight-asian="normal" style:font-size-complex="14pt" style:font-weight-complex="normal"/>
    </style:style>
    <style:style style:name="P61" style:family="paragraph" style:parent-style-name="Standard">
      <style:paragraph-properties fo:line-height="150%"/>
      <style:text-properties style:use-window-font-color="true" style:font-name="FreeSans1" fo:font-size="14pt" fo:letter-spacing="0.035cm" fo:font-weight="normal" officeooo:rsid="02565a00" officeooo:paragraph-rsid="0255130f" style:font-size-asian="14pt" style:font-weight-asian="normal" style:font-size-complex="14pt" style:font-weight-complex="normal"/>
    </style:style>
    <style:style style:name="P62" style:family="paragraph" style:parent-style-name="Standard">
      <style:paragraph-properties fo:line-height="115%"/>
      <style:text-properties style:use-window-font-color="true" style:font-name="FreeSans1" fo:font-size="14pt" fo:letter-spacing="0.035cm" fo:font-weight="bold" officeooo:rsid="00300de9" officeooo:paragraph-rsid="0246d908" style:font-size-asian="14pt" style:font-weight-asian="bold" style:font-size-complex="14pt" style:font-weight-complex="bold"/>
    </style:style>
    <style:style style:name="P63"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4"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5"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66" style:family="paragraph" style:parent-style-name="Standard">
      <style:paragraph-properties fo:line-height="200%" fo:text-align="center" style:justify-single-word="false"/>
      <style:text-properties fo:letter-spacing="0.035cm" officeooo:rsid="0017e0f6" officeooo:paragraph-rsid="0066a7cb"/>
    </style:style>
    <style:style style:name="P67"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68"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69" style:family="paragraph" style:parent-style-name="Default">
      <style:paragraph-properties fo:line-height="115%"/>
      <style:text-properties style:use-window-font-color="true" style:font-name="FreeSans1" fo:font-size="14pt" fo:letter-spacing="0.035cm" fo:font-weight="normal" officeooo:rsid="003702d3" officeooo:paragraph-rsid="003702d3" style:font-size-asian="14pt" style:font-weight-asian="normal" style:font-size-complex="14pt" style:font-weight-complex="normal"/>
    </style:style>
    <style:style style:name="P70" style:family="paragraph" style:parent-style-name="Default">
      <style:paragraph-properties fo:line-height="115%"/>
      <style:text-properties style:use-window-font-color="true" style:font-name="FreeSans1" fo:font-size="14pt" fo:letter-spacing="0.035cm" fo:font-weight="normal" officeooo:rsid="003ceeff" officeooo:paragraph-rsid="003702d3" style:font-size-asian="14pt" style:font-weight-asian="normal" style:font-size-complex="14pt" style:font-weight-complex="normal"/>
    </style:style>
    <style:style style:name="P71" style:family="paragraph" style:parent-style-name="Default">
      <style:paragraph-properties fo:line-height="115%"/>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72" style:family="paragraph" style:parent-style-name="Default">
      <style:paragraph-properties fo:line-height="115%"/>
      <style:text-properties style:use-window-font-color="true" style:font-name="FreeSans1" fo:font-size="14pt" fo:letter-spacing="0.035cm" fo:font-weight="bold" officeooo:rsid="003702d3" officeooo:paragraph-rsid="003702d3" style:font-size-asian="14pt" style:font-weight-asian="bold" style:font-size-complex="14pt" style:font-weight-complex="bold"/>
    </style:style>
    <style:style style:name="P73"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4"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5" style:family="paragraph" style:parent-style-name="Default" style:list-style-name="L2">
      <style:paragraph-properties fo:line-height="115%"/>
      <style:text-properties style:use-window-font-color="true" style:font-name="FreeSans1"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6" style:family="paragraph" style:parent-style-name="Default" style:list-style-name="L2">
      <style:paragraph-properties fo:line-height="115%"/>
      <style:text-properties style:use-window-font-color="true" style:font-name="FreeSans1" fo:font-size="14pt" fo:letter-spacing="0.035cm" fo:font-weight="normal" officeooo:rsid="006989ab" officeooo:paragraph-rsid="006989ab" style:font-size-asian="14pt" style:font-weight-asian="normal" style:font-size-complex="14pt" style:font-weight-complex="normal"/>
    </style:style>
    <style:style style:name="P77" style:family="paragraph" style:parent-style-name="Standard" style:list-style-name="L1">
      <style:paragraph-properties fo:line-height="115%"/>
      <style:text-properties style:use-window-font-color="true" style:font-name="FreeSans1" fo:font-size="14pt" fo:letter-spacing="0.035cm" fo:font-weight="normal" officeooo:rsid="02605ccf" officeooo:paragraph-rsid="02605ccf" style:font-size-asian="14pt" style:font-weight-asian="normal" style:font-size-complex="14pt" style:font-weight-complex="normal"/>
    </style:style>
    <style:style style:name="P78" style:family="paragraph" style:parent-style-name="Standard" style:list-style-name="L1">
      <style:paragraph-properties fo:line-height="115%"/>
      <style:text-properties style:use-window-font-color="true" style:font-name="FreeSans1" fo:font-size="14pt" fo:letter-spacing="0.035cm" fo:font-weight="normal" officeooo:rsid="026113e1" officeooo:paragraph-rsid="026113e1" style:font-size-asian="14pt" style:font-weight-asian="normal" style:font-size-complex="14pt" style:font-weight-complex="normal"/>
    </style:style>
    <style:style style:name="P79" style:family="paragraph" style:parent-style-name="Standard" style:list-style-name="L5">
      <style:paragraph-properties fo:line-height="150%" fo:break-before="auto" fo:break-after="auto"/>
      <style:text-properties style:use-window-font-color="true" style:font-name="FreeSans1" fo:font-size="14pt" fo:letter-spacing="0.035cm" fo:font-weight="normal" officeooo:rsid="025cfde2" officeooo:paragraph-rsid="025cfde2" style:font-size-asian="14pt" style:font-weight-asian="normal" style:font-size-complex="14pt" style:font-weight-complex="normal"/>
    </style:style>
    <style:style style:name="P80"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81"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4fb835" officeooo:paragraph-rsid="004fb835" style:font-size-asian="14pt" style:font-weight-asian="normal" style:font-size-complex="14pt" style:font-weight-complex="normal"/>
    </style:style>
    <style:style style:name="P82"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5f1bdd" officeooo:paragraph-rsid="005f1bdd" style:font-size-asian="14pt" style:font-weight-asian="normal" style:font-size-complex="14pt" style:font-weight-complex="normal"/>
    </style:style>
    <style:style style:name="P83" style:family="paragraph">
      <loext:graphic-properties draw:fill-color="#2c3756"/>
    </style:style>
    <style:style style:name="P8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86"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35cm" style:font-size-asian="14pt" style:font-size-complex="14pt"/>
    </style:style>
    <style:style style:name="T10" style:family="text">
      <style:text-properties style:use-window-font-color="true" style:font-name="FreeSans1" fo:font-size="14pt" fo:letter-spacing="0.035cm" officeooo:rsid="024f4c0e"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42064d" style:font-size-asian="18pt" style:font-style-asian="normal" style:font-size-complex="18pt" style:font-style-complex="normal"/>
    </style:style>
    <style:style style:name="T30" style:family="text">
      <style:text-properties fo:font-size="18pt" fo:font-style="normal" fo:text-shadow="none" officeooo:rsid="025b0244" style:font-size-asian="18pt" style:font-style-asian="normal" style:font-size-complex="18pt" style:font-style-complex="normal"/>
    </style:style>
    <style:style style:name="T31" style:family="text">
      <style:text-properties fo:font-size="18pt" fo:text-shadow="none" style:font-size-asian="18pt" style:font-size-complex="18pt"/>
    </style:style>
    <style:style style:name="T32" style:family="text">
      <style:text-properties fo:font-size="18pt" fo:text-shadow="none" officeooo:rsid="0138f048" style:font-size-asian="18pt" style:font-size-complex="18pt"/>
    </style:style>
    <style:style style:name="T33" style:family="text">
      <style:text-properties officeooo:rsid="0068b0c7"/>
    </style:style>
    <style:style style:name="T34" style:family="text">
      <style:text-properties officeooo:rsid="006f7973"/>
    </style:style>
    <style:style style:name="T35" style:family="text">
      <style:text-properties officeooo:rsid="00b9f5d7"/>
    </style:style>
    <style:style style:name="T36" style:family="text">
      <style:text-properties officeooo:rsid="00bb7015"/>
    </style:style>
    <style:style style:name="T37" style:family="text">
      <style:text-properties fo:color="#405e01" style:text-position="super 58%" officeooo:rsid="00f30495"/>
    </style:style>
    <style:style style:name="T38" style:family="text">
      <style:text-properties fo:color="#405e01" style:text-position="super 58%" officeooo:rsid="010a657f"/>
    </style:style>
    <style:style style:name="T39" style:family="text">
      <style:text-properties officeooo:rsid="0167f30b"/>
    </style:style>
    <style:style style:name="T40" style:family="text">
      <style:text-properties fo:color="#2c3756" fo:font-style="italic" style:font-style-asian="italic" style:font-style-complex="italic"/>
    </style:style>
    <style:style style:name="T41" style:family="text">
      <style:text-properties fo:color="#2c3756" fo:font-style="italic" officeooo:rsid="00532285" style:font-style-asian="italic" style:font-style-complex="italic"/>
    </style:style>
    <style:style style:name="T42" style:family="text">
      <style:text-properties officeooo:rsid="022a252b"/>
    </style:style>
    <style:style style:name="T43" style:family="text">
      <style:text-properties officeooo:rsid="0242064d"/>
    </style:style>
    <style:style style:name="T44" style:family="text">
      <style:text-properties officeooo:rsid="0173b39a"/>
    </style:style>
    <style:style style:name="T45" style:family="text">
      <style:text-properties officeooo:rsid="006c620d"/>
    </style:style>
    <style:style style:name="T46" style:family="text">
      <style:text-properties officeooo:rsid="00532285"/>
    </style:style>
    <style:style style:name="T47" style:family="text">
      <style:text-properties officeooo:rsid="024bedbf"/>
    </style:style>
    <style:style style:name="T48" style:family="text">
      <style:text-properties officeooo:rsid="025b0244"/>
    </style:style>
    <style:style style:name="T49" style:family="text">
      <style:text-properties officeooo:rsid="025cfde2"/>
    </style:style>
    <style:style style:name="T50" style:family="text">
      <style:text-properties officeooo:rsid="025d8ba5"/>
    </style:style>
    <style:style style:name="T51" style:family="text">
      <style:text-properties officeooo:rsid="025efb5d"/>
    </style:style>
    <style:style style:name="T52" style:family="text">
      <style:text-properties officeooo:rsid="026c40be"/>
    </style:style>
    <style:style style:name="T53" style:family="text">
      <style:text-properties style:font-name="FreeSans1" fo:font-size="12pt" fo:font-weight="normal" officeooo:rsid="025d8ba5" style:font-size-asian="12pt" style:font-weight-asian="normal" style:font-size-complex="12pt" style:font-weight-complex="normal"/>
    </style:style>
    <style:style style:name="T54" style:family="text">
      <style:text-properties style:font-name="FreeSans1" fo:font-size="12pt" fo:font-weight="normal" officeooo:rsid="025cfde2" style:font-size-asian="12pt" style:font-weight-asian="normal" style:font-size-complex="12pt" style:font-weight-complex="normal"/>
    </style:style>
    <style:style style:name="T55" style:family="text">
      <style:text-properties style:font-name="FreeSans1" fo:font-size="12pt" fo:font-weight="normal" officeooo:rsid="025efb5d" style:font-size-asian="12pt" style:font-weight-asian="normal" style:font-size-complex="12pt" style:font-weight-complex="normal"/>
    </style:style>
    <style:style style:name="T56" style:family="text">
      <style:text-properties style:font-name="FreeSans1" fo:font-size="12pt" fo:font-weight="normal" officeooo:rsid="026c40be" style:font-size-asian="12pt" style:font-weight-asian="normal" style:font-size-complex="12pt" style:font-weight-complex="normal"/>
    </style:style>
    <style:style style:name="T57" style:family="text">
      <style:text-properties officeooo:rsid="026f3dfa"/>
    </style:style>
    <style:style style:name="T58" style:family="text">
      <style:text-properties officeooo:rsid="0272f310"/>
    </style:style>
    <style:style style:name="T59" style:family="text">
      <style:text-properties officeooo:rsid="0274e309"/>
    </style:style>
    <style:style style:name="T60"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8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4">Plan de iteración</text:p>
      <text:p text:style-name="P65"><text:span text:style-name="T31">Fase de </text:span><text:span text:style-name="T32">construcción</text:span><text:span text:style-name="T31">:</text:span><text:span text:style-name="T28"> ITERACIÓN N.º </text:span><text:span text:style-name="T29">1</text:span><text:span text:style-name="T30">2</text:span></text:p>
      <text:p text:style-name="P66"><draw:frame draw:style-name="fr1" draw:name="Image1" text:anchor-type="as-char" svg:width="14.6cm" svg:height="6.6cm" draw:z-index="9"><draw:image xlink:href="Pictures/1000020100000226000000FA48EFF3AC67F122C2.png" xlink:type="simple" xlink:show="embed" xlink:actuate="onLoad" loext:mime-type="image/png"/></draw:frame></text:p>
      <text:p text:style-name="P63"><text:span text:style-name="T4">Proyecto </text:span><text:span text:style-name="T6">Colibrí</text:span></text:p>
      <text:p text:style-name="P42"/>
      <text:p text:style-name="P46">Asignatura</text:p>
      <text:p text:style-name="P42">Laboratorio de desarrollo de software</text:p>
      <text:p text:style-name="P42"/>
      <text:p text:style-name="P46">Autor</text:p>
      <text:p text:style-name="P45">Cinthia Lima</text:p>
      <text:p text:style-name="P42"/>
      <text:p text:style-name="P46">Fecha de redacción</text:p>
      <text:p text:style-name="P44"><text:span text:style-name="T43">20</text:span>/0<text:span text:style-name="T48">5</text:span>/2020</text:p>
      <text:p text:style-name="P67"><draw:custom-shape text:anchor-type="paragraph" draw:z-index="1" draw:name="Shape1" draw:style-name="gr3" draw:text-style-name="P86"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5" svg:width="6.501cm" svg:height="18.5cm" svg:x="0.499cm" svg:y="0.75cm"><draw:text-box><text:p text:style-name="P84"><text:span text:style-name="T6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8"><text:span text:style-name="T40">Plan de </text:span><text:span text:style-name="T41">i</text:span><text:span text:style-name="T40">teración</text:span></text:p>
      <text:p text:style-name="P43"/>
      <text:p text:style-name="P51">Resumen</text:p>
      <text:p text:style-name="P71">El presente plan de iteración se divide en tres partes: en la primera parte del mismo se hace una introducción al documento, especificando su alcance y su propósito.</text:p>
      <text:p text:style-name="P71">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1"/>
      <text:p text:style-name="P57">Alcance</text:p>
      <text:p text:style-name="P62">En esta <text:span text:style-name="T44">iteración</text:span> se <text:span text:style-name="T45">generarán</text:span> los <text:span text:style-name="T46">siguientes entregables</text:span>:</text:p>
      <text:list xml:id="list3002431446" text:style-name="L1">
        <text:list-item>
          <text:p text:style-name="P77">Plan de pruebas (nueva versión).</text:p>
        </text:list-item>
        <text:list-item>
          <text:p text:style-name="P78">Plan SQA.</text:p>
        </text:list-item>
      </text:list>
      <text:p text:style-name="P58"/>
      <text:p text:style-name="P49">Propósito</text:p>
      <text:p text:style-name="P47">Mediante este documento se buscan especificar las actividades que se van a desarrollar durante la iteración en curso.</text:p>
      <text:p text:style-name="P47">Este documento será utilizado por el grupo de desarrollo para guiarse a través de la iteración antes mencionada.</text:p>
      <text:p text:style-name="P56"/>
      <text:p text:style-name="P5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20">Nombre de la tarea</text:p>
          </table:table-cell>
          <table:table-cell table:style-name="Tabla1.A1" office:value-type="string">
            <text:p text:style-name="P22">Fecha de </text:p>
            <text:p text:style-name="P19"><text:span text:style-name="T33">i</text:span>nicio </text:p>
          </table:table-cell>
          <table:table-cell table:style-name="Tabla1.A1" office:value-type="string">
            <text:p text:style-name="P21">Fecha de <text:span text:style-name="T35">finalización</text:span></text:p>
          </table:table-cell>
          <table:table-cell table:style-name="Tabla1.A1" office:value-type="string">
            <text:p text:style-name="P23">Fecha de <text:span text:style-name="T36">fin de iteración</text:span></text:p>
          </table:table-cell>
          <table:table-cell table:style-name="Tabla1.E1" office:value-type="string">
            <text:p text:style-name="P24">Responsable(s)</text:p>
          </table:table-cell>
        </table:table-row>
        <table:table-row table:style-name="Tabla1.2">
          <table:table-cell table:style-name="Tabla1.A2" office:value-type="string">
            <text:p text:style-name="P36">Actualización de plan de pruebas</text:p>
          </table:table-cell>
          <table:table-cell table:style-name="Tabla1.B5" office:value-type="string">
            <text:p text:style-name="P11">21/05/2020</text:p>
          </table:table-cell>
          <table:table-cell table:style-name="Tabla1.C5" office:value-type="string">
            <text:p text:style-name="P12">27/05/2020</text:p>
          </table:table-cell>
          <table:table-cell table:style-name="Tabla1.D5" office:value-type="string">
            <text:p text:style-name="P26">29/05/2020</text:p>
          </table:table-cell>
          <table:table-cell table:style-name="Tabla1.E2" office:value-type="string">
            <text:p text:style-name="P26">Cinthia Lima</text:p>
          </table:table-cell>
        </table:table-row>
        <table:table-row table:style-name="Tabla1.3">
          <table:table-cell table:style-name="Tabla1.A2" office:value-type="string">
            <text:p text:style-name="P4"><text:span text:style-name="T53">Rede</text:span><text:span text:style-name="T54">finición </text:span><text:span text:style-name="T55">y ejecución </text:span><text:span text:style-name="T54">de </text:span><text:span text:style-name="T56">CP01</text:span><text:span text:style-name="T53"> </text:span><text:span text:style-name="T54">(Web)</text:span></text:p>
          </table:table-cell>
          <table:table-cell table:style-name="Tabla1.B5" office:value-type="string">
            <text:p text:style-name="P13">28/05/2020</text:p>
          </table:table-cell>
          <table:table-cell table:style-name="Tabla1.C5" office:value-type="string">
            <text:p text:style-name="P17">29/05/2020</text:p>
          </table:table-cell>
          <table:table-cell table:style-name="Tabla1.D5" office:value-type="string">
            <text:p text:style-name="P26">29/05/2020</text:p>
          </table:table-cell>
          <table:table-cell table:style-name="Tabla1.E5" office:value-type="string">
            <text:p text:style-name="P28">Cinthia Lima</text:p>
          </table:table-cell>
        </table:table-row>
        <table:table-row table:style-name="Tabla1.3">
          <table:table-cell table:style-name="Tabla1.A2" office:value-type="string">
            <text:p text:style-name="P37"><text:span text:style-name="T50">Rede</text:span>finición <text:span text:style-name="T51">y ejecución </text:span>de <text:span text:style-name="T52">CP02 </text:span>(Web)</text:p>
          </table:table-cell>
          <table:table-cell table:style-name="Tabla1.B5" office:value-type="string">
            <text:p text:style-name="P14">28/05/2020</text:p>
          </table:table-cell>
          <table:table-cell table:style-name="Tabla1.C5" office:value-type="string">
            <text:p text:style-name="P18">29/05/2020</text:p>
          </table:table-cell>
          <table:table-cell table:style-name="Tabla1.D5" office:value-type="string">
            <text:p text:style-name="P27">29/05/2020</text:p>
          </table:table-cell>
          <table:table-cell table:style-name="Tabla1.E5" office:value-type="string">
            <text:p text:style-name="P29">Cinthia Lima</text:p>
          </table:table-cell>
        </table:table-row>
        <table:table-row table:style-name="Tabla1.3">
          <table:table-cell table:style-name="Tabla1.A2" office:value-type="string">
            <text:p text:style-name="P37"><text:span text:style-name="T50">Rede</text:span>finición <text:span text:style-name="T51">y ejecución </text:span>de <text:span text:style-name="T52">CP03</text:span><text:span text:style-name="T50"> </text:span>(Web)</text:p>
          </table:table-cell>
          <table:table-cell table:style-name="Tabla1.B5" office:value-type="string">
            <text:p text:style-name="P14">28/05/2020</text:p>
          </table:table-cell>
          <table:table-cell table:style-name="Tabla1.C5" office:value-type="string">
            <text:p text:style-name="P18">29/05/2020</text:p>
          </table:table-cell>
          <table:table-cell table:style-name="Tabla1.D5" office:value-type="string">
            <text:p text:style-name="P27">29/05/2020</text:p>
          </table:table-cell>
          <table:table-cell table:style-name="Tabla1.E5" office:value-type="string">
            <text:p text:style-name="P29">Cinthia Lima</text:p>
          </table:table-cell>
        </table:table-row>
        <text:soft-page-break/>
        <table:table-row table:style-name="Tabla1.2">
          <table:table-cell table:style-name="Tabla1.A2" office:value-type="string">
            <text:p text:style-name="P38">Definición <text:span text:style-name="T57">de CP0</text:span><text:span text:style-name="T59">4</text:span></text:p>
            <text:p text:style-name="P38">(App móvil)</text:p>
          </table:table-cell>
          <table:table-cell table:style-name="Tabla1.B8" office:value-type="string">
            <text:p text:style-name="P13">28/05/2020</text:p>
          </table:table-cell>
          <table:table-cell table:style-name="Tabla1.C8" office:value-type="string">
            <text:p text:style-name="P18">29/05/2020</text:p>
          </table:table-cell>
          <table:table-cell table:style-name="Tabla1.D8" office:value-type="string">
            <text:p text:style-name="P26">29/05/2020</text:p>
          </table:table-cell>
          <table:table-cell table:style-name="Tabla1.E8" office:value-type="string">
            <text:p text:style-name="P28">Ariel Machini</text:p>
          </table:table-cell>
        </table:table-row>
        <table:table-row table:style-name="Tabla1.2">
          <table:table-cell table:style-name="Tabla1.A2" office:value-type="string">
            <text:p text:style-name="P38">Definición <text:span text:style-name="T57">de CP0</text:span><text:span text:style-name="T59">5</text:span></text:p>
            <text:p text:style-name="P38">(App móvil)</text:p>
          </table:table-cell>
          <table:table-cell table:style-name="Tabla1.B7" office:value-type="string">
            <text:p text:style-name="P15">28/05/2020</text:p>
          </table:table-cell>
          <table:table-cell table:style-name="Tabla1.C7" office:value-type="string">
            <text:p text:style-name="P18">29/05/2020</text:p>
          </table:table-cell>
          <table:table-cell table:style-name="Tabla1.D7" office:value-type="string">
            <text:p text:style-name="P27">29/05/2020</text:p>
          </table:table-cell>
          <table:table-cell table:style-name="Tabla1.E7" office:value-type="string">
            <text:p text:style-name="P30">Ariel Machini</text:p>
          </table:table-cell>
        </table:table-row>
        <table:table-row table:style-name="Tabla1.8">
          <table:table-cell table:style-name="Tabla1.A2" office:value-type="string">
            <text:p text:style-name="P40">Plan SQA</text:p>
          </table:table-cell>
          <table:table-cell table:style-name="Tabla1.B8" office:value-type="string">
            <text:p text:style-name="P13">28/05/2020</text:p>
          </table:table-cell>
          <table:table-cell table:style-name="Tabla1.C8" office:value-type="string">
            <text:p text:style-name="P16">29/05/2020</text:p>
          </table:table-cell>
          <table:table-cell table:style-name="Tabla1.D8" office:value-type="string">
            <text:p text:style-name="P26">29/05/2020</text:p>
          </table:table-cell>
          <table:table-cell table:style-name="Tabla1.E8" office:value-type="string">
            <text:p text:style-name="P31">Ariel Machini</text:p>
            <text:p text:style-name="P28">Cinthia Lima</text:p>
          </table:table-cell>
        </table:table-row>
        <table:table-row table:style-name="Tabla1.2">
          <table:table-cell table:style-name="Tabla1.A2" office:value-type="string">
            <text:p text:style-name="P39">Evaluación de plan de iteración</text:p>
          </table:table-cell>
          <table:table-cell table:style-name="Tabla1.B9" office:value-type="string">
            <text:p text:style-name="P16">29/05/2020</text:p>
          </table:table-cell>
          <table:table-cell table:style-name="Tabla1.C9" office:value-type="string">
            <text:p text:style-name="P16">29/05/2020</text:p>
          </table:table-cell>
          <table:table-cell table:style-name="Tabla1.D9" office:value-type="string">
            <text:p text:style-name="P26">29/05/2020</text:p>
          </table:table-cell>
          <table:table-cell table:style-name="Tabla1.E9" office:value-type="string">
            <text:p text:style-name="P32">Ariel Machini</text:p>
            <text:p text:style-name="P28">Cinthia Lima</text:p>
          </table:table-cell>
        </table:table-row>
        <table:table-row table:style-name="Tabla1.2">
          <table:table-cell table:style-name="Tabla1.A10" table:number-columns-spanned="5" office:value-type="string">
            <text:p text:style-name="P25">Observaciones</text:p>
          </table:table-cell>
          <table:covered-table-cell/>
          <table:covered-table-cell/>
          <table:covered-table-cell/>
          <table:covered-table-cell/>
        </table:table-row>
        <table:table-row table:style-name="Tabla1.2">
          <table:table-cell table:style-name="Tabla1.A11" table:number-columns-spanned="5" office:value-type="string">
            <text:p text:style-name="P33"><text:span text:style-name="T37">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34"><text:span text:style-name="T37">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35"><text:span text:style-name="T38">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48"/>
      <text:p text:style-name="P50">Re<text:span text:style-name="T7">cursos</text:span></text:p>
      <text:p text:style-name="P72">Humanos:</text:p>
      <text:list xml:id="list2885254911" text:style-name="L2">
        <text:list-item>
          <text:p text:style-name="P75"><text:span text:style-name="T34">Dos</text:span> analistas:</text:p>
          <text:list>
            <text:list-item>
              <text:p text:style-name="P76">Lima, Cinthia.</text:p>
            </text:list-item>
            <text:list-item>
              <text:p text:style-name="P76">Machini, Ariel.</text:p>
            </text:list-item>
          </text:list>
        </text:list-item>
      </text:list>
      <text:p text:style-name="P69"/>
      <text:p text:style-name="P72">Ha<text:span text:style-name="T8">r</text:span>dware:</text:p>
      <text:list xml:id="list1974942301" text:style-name="L3">
        <text:list-item>
          <text:p text:style-name="P80">Notebook Lenovo Legion Y720.</text:p>
        </text:list-item>
        <text:list-item>
          <text:p text:style-name="P80">Notebook Banghó MAX G01.</text:p>
        </text:list-item>
      </text:list>
      <text:p text:style-name="P10"/>
      <text:p text:style-name="P9"><text:span text:style-name="T10">M</text:span><text:span text:style-name="T9">isceláneo:</text:span></text:p>
      <text:list xml:id="list263186443" text:style-name="L4">
        <text:list-item>
          <text:p text:style-name="P81"><text:span text:style-name="T33">Acceso a </text:span>Internet.</text:p>
        </text:list-item>
        <text:list-item>
          <text:p text:style-name="P82">Repositorio <text:span text:style-name="T33">(</text:span>en GitHub<text:span text:style-name="T33">)</text:span>.</text:p>
        </text:list-item>
      </text:list>
      <text:p text:style-name="P70"/>
      <text:p text:style-name="P55">Objetivos alcanzados</text:p>
      <text:p text:style-name="P59">De las <text:span text:style-name="T47">cinco (x) </text:span>tareas definidas se pudieron ejecutar y termina<text:span text:style-name="T39">r cinco (x) </text:span>con éxito:</text:p>
      <text:list xml:id="list3198050525" text:style-name="L5">
        <text:list-item>
          <text:p text:style-name="P79">d</text:p>
        </text:list-item>
      </text:list>
      <text:p text:style-name="P60"><text:soft-page-break/></text:p>
      <text:p text:style-name="P54">Conclusión</text:p>
      <text:p text:style-name="P61">-</text:p>
      <text:p text:style-name="P61"/>
      <text:p text:style-name="P52">Estado del repositorio</text:p>
      <text:p text:style-name="P73"><text:span text:style-name="T5">Versión </text:span><text:span text:style-name="T27">inicial</text:span><text:span text:style-name="T5"> – </text:span><text:span text:style-name="T27">final</text:span><text:span text:style-name="T5">:</text:span> <text:span text:style-name="T49">300</text:span> – <text:span text:style-name="T49">x</text:span></text:p>
      <text:p text:style-name="P73"/>
      <text:p text:style-name="P53">Estado del repositorio <text:span text:style-name="T42">(aplicación móvil)</text:span></text:p>
      <text:p text:style-name="P74"><text:span text:style-name="T5">Versión </text:span><text:span text:style-name="T27">inicial</text:span><text:span text:style-name="T5"> – </text:span><text:span text:style-name="T27">final</text:span><text:span text:style-name="T5">:</text:span> <text:span text:style-name="T49">27</text:span> – <text:span text:style-name="T49">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Ariel Machini</meta:initial-creator>
    <meta:creation-date>2010-04-24T20:17:00</meta:creation-date>
    <dc:date>2020-05-30T16:50:12.129173631</dc:date>
    <meta:editing-duration>P1DT22H41M27S</meta:editing-duration>
    <meta:editing-cycles>485</meta:editing-cycles>
    <meta:generator>LibreOffice/6.4.3.2$Linux_X86_64 LibreOffice_project/85aa6f776c6af63185291a519637a4f7af4e8a3b</meta:generator>
    <dc:title>Plan de Iteración</dc:title>
    <dc:subject>Horizon</dc:subject>
    <dc:creator>Ariel Machini</dc:creator>
    <meta:document-statistic meta:table-count="3" meta:image-count="3" meta:object-count="0" meta:page-count="5" meta:paragraph-count="106" meta:word-count="445" meta:character-count="2790" meta:non-whitespace-character-count="2450"/>
  </office:meta>
</office:document-meta>
</file>